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deItemLocationProfile-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deItemLocationProfile">
            <text:p>TradeItemLocationProfile</text:p>
          </table:table-cell>
          <table:table-cell table:style-name="ce8" office:value-type="string" office:string-value="Trade Item Location Profile. Details">
            <text:p>Trade Item Location Profile. Details</text:p>
          </table:table-cell>
          <table:table-cell table:style-name="ce8" office:value-type="string" office:string-value=""/>
          <table:table-cell table:style-name="ce8" office:value-type="string" office:string-value="Trade Item Location Profile">
            <text:p>Trade Item Location Profil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TradeItem Information Request">
            <text:p>TradeItem Information Reque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specifying trade item attributes relating to replenishment policies.">
            <text:p>A document specifying trade item attributes relating to replenishment polici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de Item Location Profile. UBL Version Identifier. Identifier">
            <text:p>Trade Item Location Profile. UBL Vers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de Item Location Profile. Customization Identifier. Identifier">
            <text:p>Trade Item Location Profile. Customizat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de Item Location Profile. Profile Identifier. Identifier">
            <text:p>Trade Item Location Profile. Profile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de Item Location Profile. Profile Execution Identifier. Identifier">
            <text:p>Trade Item Location Profile. Profile Execut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de Item Location Profile. Identifier">
            <text:p>Trade Item Location Profile.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de Item Location Profile. Copy_ Indicator. Indicator">
            <text:p>Trade Item Location Profile. Copy_ Indicator. Indicator</text:p>
          </table:table-cell>
          <table:table-cell table:style-name="ce9" office:value-type="string" office:string-value=""/>
          <table:table-cell office:value-type="string" table:style-name="ce9" office:string-value="Trade Item Location Profile">
            <text:p>Trade Item Location Profil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de Item Location Profile. UUID. Identifier">
            <text:p>Trade Item Location Profile. UUID.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de Item Location Profile. Issue Date. Date">
            <text:p>Trade Item Location Profile. Issue Date. Date</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de Item Location Profile. Issue Time. Time">
            <text:p>Trade Item Location Profile. Issue Time. Time</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de Item Location Profile. Note. Text">
            <text:p>Trade Item Location Profile. Note. Text</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ProfileStatusCode">
            <text:p>ProfileStatusCode</text:p>
          </table:table-cell>
          <table:table-cell office:value-type="string" table:style-name="ce9" office:string-value="Trade Item Location Profile. Profile_ Status Code. Code">
            <text:p>Trade Item Location Profile. Profile_ Status Code. Code</text:p>
          </table:table-cell>
          <table:table-cell table:style-name="ce9" office:value-type="string" office:string-value=""/>
          <table:table-cell office:value-type="string" table:style-name="ce9" office:string-value="Trade Item Location Profile">
            <text:p>Trade Item Location Profile</text:p>
          </table:table-cell>
          <table:table-cell office:value-type="string" table:style-name="ce9" office:string-value="Profile">
            <text:p>Profile</text:p>
          </table:table-cell>
          <table:table-cell office:value-type="string" table:style-name="ce9" office:string-value="Status">
            <text:p>Status</text:p>
          </table:table-cell>
          <table:table-cell office:value-type="string" table:style-name="ce9" office:string-value="Code">
            <text:p>Code</text:p>
          </table:table-cell>
          <table:table-cell office:value-type="string" table:style-name="ce11" table:formula="of:=IF([.F13]&lt;&gt;&quot;&quot;;CONCATENATE([.F13];&quot; &quot;;[.G13]);[.G13])" office:string-value="Status Code">
            <text:p>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is Trade Item Location Profile.">
            <text:p>A code signifying the status of this Trade Item Location Profil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Period">
            <text:p>Period</text:p>
          </table:table-cell>
          <table:table-cell table:style-name="ce10" office:value-type="string" office:string-value="Trade Item Location Profile. Period">
            <text:p>Trade Item Location Profile. Period</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ssociation to Period.">
            <text:p>An association to Perio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Trade Item Location Profile. Document Reference">
            <text:p>Trade Item Location Profile. Document Referenc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Trade Item Location Profile. Signature">
            <text:p>Trade Item Location Profile. Signatur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Trade Item Location Profile. Sender_ Party. Party">
            <text:p>Trade Item Location Profile. Sender_ Party.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nder.">
            <text:p>The s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Trade Item Location Profile. Receiver_ Party. Party">
            <text:p>Trade Item Location Profile. Receiver_ Party.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ceiver.">
            <text:p>The receiv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Trade Item Location Profile. Buyer_ Customer Party. Customer Party">
            <text:p>Trade Item Location Profile. Buyer_ Customer Party. Customer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Trade Item Location Profile. Seller_ Supplier Party. Supplier Party">
            <text:p>Trade Item Location Profile. Seller_ Supplier Party. Supplier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temManagementProfile">
            <text:p>ItemManagementProfile</text:p>
          </table:table-cell>
          <table:table-cell table:style-name="ce10" office:value-type="string" office:string-value="Trade Item Location Profile. Item Management Profile">
            <text:p>Trade Item Location Profile. Item Management Profil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Item Management Profile">
            <text:p>Item Management Profile</text:p>
          </table:table-cell>
          <table:table-cell table:style-name="ce10" office:value-type="string" office:string-value="Item Management Profile">
            <text:p>Item Management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tem Management Profile">
            <text:p>Item Management Profil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rofile specifying replenishment policies for a particular trade item.">
            <text:p>A profile specifying replenishment policies for a particular trade item.</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